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f9e" officeooo:paragraph-rsid="002c5f14"/>
    </style:style>
    <style:style style:name="P2" style:family="paragraph" style:parent-style-name="Standard">
      <style:paragraph-properties fo:text-align="center" style:justify-single-word="false"/>
      <style:text-properties fo:font-weight="bold" officeooo:rsid="002287c7" officeooo:paragraph-rsid="002c5f14" style:font-weight-asian="bold" style:font-weight-complex="bold"/>
    </style:style>
    <style:style style:name="P3" style:family="paragraph" style:parent-style-name="Standard">
      <style:text-properties fo:font-weight="bold" officeooo:rsid="002148dc" officeooo:paragraph-rsid="002c5f14" style:font-weight-asian="bold" style:font-weight-complex="bold"/>
    </style:style>
    <style:style style:name="P4" style:family="paragraph" style:parent-style-name="Standard">
      <style:text-properties fo:font-weight="bold" officeooo:rsid="0030dc1c" officeooo:paragraph-rsid="002c5f14" style:font-weight-asian="bold" style:font-weight-complex="bold"/>
    </style:style>
    <style:style style:name="P5" style:family="paragraph" style:parent-style-name="Standard">
      <style:text-properties fo:font-size="13pt" fo:font-weight="bold" officeooo:rsid="001edf9e" officeooo:paragraph-rsid="002c5f14" style:font-size-asian="13pt" style:font-weight-asian="bold" style:font-size-complex="13pt" style:font-weight-complex="bold"/>
    </style:style>
    <style:style style:name="P6" style:family="paragraph" style:parent-style-name="Standard">
      <style:text-properties fo:font-size="13pt" fo:font-weight="bold" officeooo:rsid="002647da" officeooo:paragraph-rsid="002c5f14"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32pt" fo:font-weight="normal" officeooo:rsid="002287c7" officeooo:paragraph-rsid="002c5f14" style:font-size-asian="32pt" style:font-weight-asian="normal" style:font-size-complex="32pt" style:font-weight-complex="normal"/>
    </style:style>
    <style:style style:name="P8" style:family="paragraph" style:parent-style-name="Standard">
      <style:text-properties fo:font-size="32pt" fo:font-weight="normal" officeooo:rsid="002287c7" officeooo:paragraph-rsid="002c5f14" style:font-size-asian="32pt" style:font-weight-asian="normal" style:font-size-complex="32pt" style:font-weight-complex="normal"/>
    </style:style>
    <style:style style:name="P9" style:family="paragraph" style:parent-style-name="Standard">
      <style:paragraph-properties fo:text-align="center" style:justify-single-word="false"/>
      <style:text-properties fo:font-size="22pt" fo:font-weight="normal" officeooo:rsid="002287c7" officeooo:paragraph-rsid="002c5f14" style:font-size-asian="22pt" style:font-weight-asian="normal" style:font-size-complex="22pt" style:font-weight-complex="normal"/>
    </style:style>
    <style:style style:name="P10" style:family="paragraph" style:parent-style-name="Standard">
      <style:text-properties fo:font-size="12pt" fo:font-weight="normal" officeooo:rsid="0026c06e" officeooo:paragraph-rsid="002c5f14" style:font-size-asian="12pt" style:font-weight-asian="normal" style:font-size-complex="12pt" style:font-weight-complex="normal"/>
    </style:style>
    <style:style style:name="P11" style:family="paragraph" style:parent-style-name="Standard">
      <style:text-properties officeooo:rsid="002057ca" officeooo:paragraph-rsid="002c5f14"/>
    </style:style>
    <style:style style:name="P12" style:family="paragraph" style:parent-style-name="Standard">
      <style:paragraph-properties fo:text-align="start" style:justify-single-word="false"/>
      <style:text-properties fo:font-weight="normal" officeooo:rsid="0027688d" officeooo:paragraph-rsid="002c5f14" style:font-weight-asian="normal" style:font-weight-complex="normal"/>
    </style:style>
    <style:style style:name="P13" style:family="paragraph" style:parent-style-name="Standard">
      <style:text-properties fo:font-weight="normal" officeooo:rsid="0027688d" officeooo:paragraph-rsid="002c5f14" style:font-weight-asian="normal" style:font-weight-complex="normal"/>
    </style:style>
    <style:style style:name="P14" style:family="paragraph" style:parent-style-name="Standard">
      <style:text-properties fo:font-weight="normal" officeooo:rsid="002148dc" officeooo:paragraph-rsid="002c5f14" style:font-weight-asian="normal" style:font-weight-complex="normal"/>
    </style:style>
    <style:style style:name="P15" style:family="paragraph" style:parent-style-name="Standard">
      <style:text-properties fo:font-weight="normal" officeooo:rsid="0030dc1c" officeooo:paragraph-rsid="002c5f14" style:font-weight-asian="normal" style:font-weight-complex="normal"/>
    </style:style>
    <style:style style:name="P16" style:family="paragraph" style:parent-style-name="Standard">
      <style:text-properties fo:font-weight="normal" officeooo:rsid="00320c46" officeooo:paragraph-rsid="002c5f14" style:font-weight-asian="normal" style:font-weight-complex="normal"/>
    </style:style>
    <style:style style:name="P17" style:family="paragraph" style:parent-style-name="Standard">
      <style:text-properties officeooo:paragraph-rsid="002c5f14"/>
    </style:style>
    <style:style style:name="P18" style:family="paragraph" style:parent-style-name="Standard" style:list-style-name="L1">
      <style:text-properties officeooo:paragraph-rsid="002c5f14"/>
    </style:style>
    <style:style style:name="P19" style:family="paragraph" style:parent-style-name="Standard" style:list-style-name="L1">
      <style:text-properties fo:font-weight="bold" officeooo:rsid="0030dc1c" officeooo:paragraph-rsid="002c5f14" style:font-weight-asian="bold" style:font-weight-complex="bold"/>
    </style:style>
    <style:style style:name="P20" style:family="paragraph" style:parent-style-name="Standard" style:list-style-name="L2">
      <style:text-properties fo:font-weight="bold" officeooo:rsid="0030dc1c" officeooo:paragraph-rsid="002c5f14" style:font-weight-asian="bold" style:font-weight-complex="bold"/>
    </style:style>
    <style:style style:name="P21" style:family="paragraph" style:parent-style-name="Standard" style:list-style-name="L5">
      <style:text-properties fo:font-weight="bold" officeooo:rsid="0030dc1c" officeooo:paragraph-rsid="002c5f14" style:font-weight-asian="bold" style:font-weight-complex="bold"/>
    </style:style>
    <style:style style:name="P22" style:family="paragraph" style:parent-style-name="Standard" style:list-style-name="L4">
      <style:text-properties fo:font-weight="bold" officeooo:rsid="00210bb9" officeooo:paragraph-rsid="002c5f14" style:font-weight-asian="bold" style:font-weight-complex="bold"/>
    </style:style>
    <style:style style:name="P23" style:family="paragraph" style:parent-style-name="Standard" style:list-style-name="L4">
      <style:text-properties fo:font-weight="bold" officeooo:rsid="002148dc" officeooo:paragraph-rsid="002c5f14" style:font-weight-asian="bold" style:font-weight-complex="bold"/>
    </style:style>
    <style:style style:name="P24" style:family="paragraph" style:parent-style-name="Standard" style:list-style-name="L4">
      <style:text-properties fo:font-weight="bold" officeooo:rsid="00320c46" officeooo:paragraph-rsid="002c5f14" style:font-weight-asian="bold" style:font-weight-complex="bold"/>
    </style:style>
    <style:style style:name="P25" style:family="paragraph" style:parent-style-name="Standard" style:list-style-name="L8">
      <style:paragraph-properties fo:text-align="start" style:justify-single-word="false"/>
      <style:text-properties fo:font-weight="bold" officeooo:rsid="0027688d" officeooo:paragraph-rsid="002c5f14" style:font-weight-asian="bold" style:font-weight-complex="bold"/>
    </style:style>
    <style:style style:name="P26" style:family="paragraph" style:parent-style-name="Standard" style:list-style-name="L2">
      <style:text-properties fo:font-weight="normal" officeooo:rsid="0030dc1c" officeooo:paragraph-rsid="002c5f14" style:font-weight-asian="normal" style:font-weight-complex="normal"/>
    </style:style>
    <style:style style:name="P27" style:family="paragraph" style:parent-style-name="Standard" style:list-style-name="L3">
      <style:text-properties fo:font-weight="normal" officeooo:rsid="0030dc1c" officeooo:paragraph-rsid="002c5f14" style:font-weight-asian="normal" style:font-weight-complex="normal"/>
    </style:style>
    <style:style style:name="P28" style:family="paragraph" style:parent-style-name="Standard" style:list-style-name="L2">
      <style:text-properties fo:font-weight="normal" officeooo:rsid="00320c46" officeooo:paragraph-rsid="002c5f14" style:font-weight-asian="normal" style:font-weight-complex="normal"/>
    </style:style>
    <style:style style:name="P29" style:family="paragraph" style:parent-style-name="Standard" style:list-style-name="L3">
      <style:text-properties fo:font-weight="normal" officeooo:rsid="00334f4b" officeooo:paragraph-rsid="002c5f14" style:font-weight-asian="normal" style:font-weight-complex="normal"/>
    </style:style>
    <style:style style:name="P30" style:family="paragraph" style:parent-style-name="Standard" style:list-style-name="L4">
      <style:text-properties fo:font-weight="normal" officeooo:rsid="0027688d" officeooo:paragraph-rsid="002c5f14" style:font-weight-asian="normal" style:font-weight-complex="normal"/>
    </style:style>
    <style:style style:name="P31" style:family="paragraph" style:parent-style-name="Standard" style:list-style-name="L6">
      <style:text-properties fo:font-weight="normal" officeooo:rsid="0027688d" officeooo:paragraph-rsid="002c5f14" style:font-weight-asian="normal" style:font-weight-complex="normal"/>
    </style:style>
    <style:style style:name="P32" style:family="paragraph" style:parent-style-name="Standard" style:list-style-name="L4">
      <style:text-properties fo:font-weight="normal" officeooo:rsid="0026c06e" officeooo:paragraph-rsid="002c5f14" style:font-weight-asian="normal" style:font-weight-complex="normal"/>
    </style:style>
    <style:style style:name="P33" style:family="paragraph" style:parent-style-name="Standard" style:list-style-name="L4">
      <style:text-properties fo:font-weight="normal" officeooo:rsid="002148dc" officeooo:paragraph-rsid="002c5f14" style:font-weight-asian="normal" style:font-weight-complex="normal"/>
    </style:style>
    <style:style style:name="P34" style:family="paragraph" style:parent-style-name="Standard" style:list-style-name="L4">
      <style:text-properties fo:font-weight="normal" officeooo:rsid="002287c7" officeooo:paragraph-rsid="002c5f14" style:font-weight-asian="normal" style:font-weight-complex="normal"/>
    </style:style>
    <style:style style:name="P35" style:family="paragraph" style:parent-style-name="Standard" style:list-style-name="L2">
      <style:text-properties fo:font-weight="normal" officeooo:rsid="002f5575" officeooo:paragraph-rsid="002f5575" style:font-weight-asian="normal" style:font-weight-complex="normal"/>
    </style:style>
    <style:style style:name="P36" style:family="paragraph" style:parent-style-name="Standard" style:list-style-name="L4">
      <style:text-properties officeooo:rsid="0027688d" officeooo:paragraph-rsid="002c5f14"/>
    </style:style>
    <style:style style:name="P37" style:family="paragraph" style:parent-style-name="Standard" style:list-style-name="L7">
      <style:paragraph-properties fo:text-align="start" style:justify-single-word="false"/>
      <style:text-properties officeooo:rsid="0027688d" officeooo:paragraph-rsid="002c5f14"/>
    </style:style>
    <style:style style:name="P38" style:family="paragraph" style:parent-style-name="Standard" style:list-style-name="L4">
      <style:text-properties officeooo:rsid="002148dc" officeooo:paragraph-rsid="002c5f14"/>
    </style:style>
    <style:style style:name="P39" style:family="paragraph" style:parent-style-name="Standard" style:list-style-name="L4">
      <style:text-properties officeooo:rsid="002057ca" officeooo:paragraph-rsid="002c5f14"/>
    </style:style>
    <style:style style:name="P40" style:family="paragraph">
      <style:paragraph-properties fo:text-align="center"/>
    </style:style>
    <style:style style:name="P41" style:family="paragraph">
      <style:paragraph-properties fo:text-align="center"/>
      <style:text-properties fo:font-size="12pt"/>
    </style:style>
    <style:style style:name="T1" style:family="text">
      <style:text-properties officeooo:rsid="001edf9e"/>
    </style:style>
    <style:style style:name="T2" style:family="text">
      <style:text-properties officeooo:rsid="002057ca"/>
    </style:style>
    <style:style style:name="T3" style:family="text">
      <style:text-properties fo:font-weight="bold" style:font-weight-asian="bold" style:font-weight-complex="bold"/>
    </style:style>
    <style:style style:name="T4" style:family="text">
      <style:text-properties fo:font-weight="bold" officeooo:rsid="00210bb9" style:font-weight-asian="bold" style:font-weight-complex="bold"/>
    </style:style>
    <style:style style:name="T5" style:family="text">
      <style:text-properties fo:font-weight="bold" officeooo:rsid="0026c06e" style:font-weight-asian="bold" style:font-weight-complex="bold"/>
    </style:style>
    <style:style style:name="T6" style:family="text">
      <style:text-properties fo:font-weight="bold" officeooo:rsid="0030dc1c" style:font-weight-asian="bold" style:font-weight-complex="bold"/>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bold" officeooo:rsid="00210bb9" style:font-size-asian="13pt" style:font-weight-asian="bold" style:font-size-complex="13pt" style:font-weight-complex="bold"/>
    </style:style>
    <style:style style:name="T9" style:family="text">
      <style:text-properties officeooo:rsid="00210bb9"/>
    </style:style>
    <style:style style:name="T10" style:family="text">
      <style:text-properties fo:font-weight="normal" style:font-weight-asian="normal" style:font-weight-complex="normal"/>
    </style:style>
    <style:style style:name="T11" style:family="text">
      <style:text-properties fo:font-weight="normal" officeooo:rsid="002148dc" style:font-weight-asian="normal" style:font-weight-complex="normal"/>
    </style:style>
    <style:style style:name="T12" style:family="text">
      <style:text-properties fo:font-weight="normal" officeooo:rsid="0026c06e" style:font-weight-asian="normal" style:font-weight-complex="normal"/>
    </style:style>
    <style:style style:name="T13" style:family="text">
      <style:text-properties fo:font-weight="normal" officeooo:rsid="002a1c34" style:font-weight-asian="normal" style:font-weight-complex="normal"/>
    </style:style>
    <style:style style:name="T14" style:family="text">
      <style:text-properties fo:font-weight="normal" officeooo:rsid="002d3a69" style:font-weight-asian="normal" style:font-weight-complex="normal"/>
    </style:style>
    <style:style style:name="T15" style:family="text">
      <style:text-properties fo:font-weight="normal" officeooo:rsid="002f261b" style:font-weight-asian="normal" style:font-weight-complex="normal"/>
    </style:style>
    <style:style style:name="T16" style:family="text">
      <style:text-properties fo:font-weight="normal" officeooo:rsid="0030dc1c" style:font-weight-asian="normal" style:font-weight-complex="normal"/>
    </style:style>
    <style:style style:name="T17" style:family="text">
      <style:text-properties officeooo:rsid="002148dc"/>
    </style:style>
    <style:style style:name="T18" style:family="text">
      <style:text-properties officeooo:rsid="002150a8"/>
    </style:style>
    <style:style style:name="T19" style:family="text">
      <style:text-properties style:font-name="Liberation Serif" fo:font-size="12pt" fo:font-weight="normal" officeooo:rsid="002647da" style:font-size-asian="12pt" style:font-weight-asian="normal" style:font-name-complex="Calibri" style:font-size-complex="12pt"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1edf9e" style:font-size-asian="12pt" style:font-weight-asian="normal" style:font-size-complex="12pt" style:font-weight-complex="normal"/>
    </style:style>
    <style:style style:name="T22" style:family="text">
      <style:text-properties officeooo:rsid="0026c06e"/>
    </style:style>
    <style:style style:name="T23" style:family="text">
      <style:text-properties officeooo:rsid="0030dc1c"/>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draw:line text:anchor-type="paragraph" draw:z-index="2" draw:name="Shape3" draw:style-name="gr1" draw:text-style-name="P41" svg:x1="-0.774cm" svg:y1="0.346cm" svg:x2="17.588cm" svg:y2="0.346cm"><text:p/></draw:line></text:p>
      <text:p text:style-name="P7">ALUMNI TRACKER SYSTEM</text:p>
      <text:p text:style-name="P9">Database Management Project</text:p>
      <text:p text:style-name="P9"/>
      <text:p text:style-name="P2"/>
      <text:p text:style-name="P2"><draw:line text:anchor-type="paragraph" draw:z-index="1" draw:name="Shape2" draw:style-name="gr1" draw:text-style-name="P40" svg:x1="-0.827cm" svg:y1="0.065cm" svg:x2="17.641cm" svg:y2="0.091cm"><text:p/></draw:line></text:p>
      <text:p text:style-name="P2"/>
      <text:p text:style-name="P6">Purpose :</text:p>
      <text:p text:style-name="P6"/>
      <text:p text:style-name="P6"><text:tab/><text:span text:style-name="T21">Our project ‘Alumni Tracker’ focuses on bridging the gap between students and the alumni of the college </text:span><text:span text:style-name="T20">to have a better student alumni relation, by having a web application designed to store and update information about the alumni. </text:span></text:p>
      <text:p text:style-name="P10"><text:tab/>This platform is required since normally, the alumni information is scattered across various professional websites and it becomes a tedious task for a student to search for a particular alumnus of the college with similar interests. This will compile all the essential details together in one application.</text:p>
      <text:p text:style-name="P10"/>
      <text:p text:style-name="P10"><draw:line text:anchor-type="paragraph" draw:z-index="3" draw:name="Shape4" draw:style-name="gr1" draw:text-style-name="P40" svg:x1="0.019cm" svg:y1="0.229cm" svg:x2="16.847cm" svg:y2="0.255cm"><text:p/></draw:line></text:p>
      <text:p text:style-name="P10"/>
      <text:p text:style-name="P5">Introduction : </text:p>
      <text:p text:style-name="P1"/>
      <text:p text:style-name="P1"><text:tab/><text:span text:style-name="T22">We aim to </text:span><text:span text:style-name="T19">develop a fully functional and user interactive online platform which can enable students of a college to connect with their alumni</text:span>. In order to achieve this, we provide an interface for users to efficiently retrieve information about an alumnus. Alumni can <text:span text:style-name="T18">login and </text:span>update their details such as Name, Department, Year of Passing, <text:span text:style-name="T2">Fields of Interests, Email ID, Current Occupation, Current Location, Degrees, LinkedIn and Github links and many such details. </text:span></text:p>
      <text:p text:style-name="P11"><text:tab/>Any user can search for any alumni and view their details. They do not need to login for that. They can only view details and are not authorized to update or modify any data. In addition to this, a user can apply various filters to search for the alumni according to his/her requirements. The filters will be some of the details mentioned above.</text:p>
      <text:p text:style-name="P1"/>
      <text:p text:style-name="P1"/>
      <text:p text:style-name="P1"><draw:line text:anchor-type="paragraph" draw:z-index="0" draw:name="Shape1" draw:style-name="gr1" draw:text-style-name="P40" svg:x1="-0.457cm" svg:y1="0.194cm" svg:x2="17.429cm" svg:y2="0.194cm"><text:p/></draw:line></text:p>
      <text:p text:style-name="P1"/>
      <text:p text:style-name="P1"/>
      <text:p text:style-name="P1"><text:span text:style-name="T7">Requirement Analysis :</text:span> </text:p>
      <text:list xml:id="list272990510502153365" text:style-name="L1">
        <text:list-header>
          <text:p text:style-name="P18"/>
          <text:p text:style-name="P19">Intended users:</text:p>
          <text:p text:style-name="P19"/>
        </text:list-header>
      </text:list>
      <text:list xml:id="list6202365003717643489" text:style-name="L2">
        <text:list-item>
          <text:p text:style-name="P26">It is mainly designed for the students of the college so that they are free from the hassle of searching for information about their alumni. The students can also get in touch with the alumni through the contact details provided in the database apart from getting their academic and professional details. </text:p>
        </text:list-item>
        <text:list-item>
          <text:p text:style-name="P26">People not belonging to the college may also access the information if they need to. This system doesn't need to login to access information.</text:p>
          <text:p text:style-name="P26"/>
          <text:p text:style-name="P20"><text:soft-page-break/>Data to be stored:</text:p>
        </text:list-item>
      </text:list>
      <text:p text:style-name="P4"/>
      <text:list xml:id="list121460322099780" text:continue-numbering="true" text:style-name="L2">
        <text:list-item>
          <text:p text:style-name="P28">The data majorly stored will be the alumni details, more precisely :</text:p>
          <text:list>
            <text:list-item>
              <text:p text:style-name="P28">Alumni Name</text:p>
            </text:list-item>
            <text:list-item>
              <text:p text:style-name="P28">Alumni Roll Number</text:p>
            </text:list-item>
            <text:list-item>
              <text:p text:style-name="P28">Year of Graduation</text:p>
            </text:list-item>
            <text:list-item>
              <text:p text:style-name="P28">Department </text:p>
            </text:list-item>
            <text:list-item>
              <text:p text:style-name="P35">CGPA</text:p>
            </text:list-item>
            <text:list-item>
              <text:p text:style-name="P28">Email-ID</text:p>
            </text:list-item>
            <text:list-item>
              <text:p text:style-name="P28">Current location – City and Country</text:p>
            </text:list-item>
            <text:list-item>
              <text:p text:style-name="P28">Social Account Links – Github and LinkedIn</text:p>
            </text:list-item>
            <text:list-item>
              <text:p text:style-name="P28">Companies worked at – Name of Company, Location and Profile</text:p>
            </text:list-item>
            <text:list-item>
              <text:p text:style-name="P28">Schools studied in – Name of School, Location and Programme</text:p>
            </text:list-item>
          </text:list>
        </text:list-item>
        <text:list-item>
          <text:p text:style-name="P28">Also, department details like</text:p>
          <text:list>
            <text:list-item>
              <text:p text:style-name="P28">Department code</text:p>
            </text:list-item>
            <text:list-item>
              <text:p text:style-name="P28">Department name</text:p>
            </text:list-item>
          </text:list>
        </text:list-item>
      </text:list>
      <text:p text:style-name="P15"/>
      <text:p text:style-name="P4"/>
      <text:p text:style-name="P15"><text:tab/><text:span text:style-name="T3">Frequent Operations:</text:span></text:p>
      <text:p text:style-name="P15"/>
      <text:list xml:id="list578014160692018694" text:style-name="L3">
        <text:list-item>
          <text:p text:style-name="P27">Searching for alumni based on the filters provided by any user. The search will return the matching subsets of alumni records.</text:p>
        </text:list-item>
        <text:list-item>
          <text:p text:style-name="P27">Creation of account for alumni.</text:p>
        </text:list-item>
        <text:list-item>
          <text:p text:style-name="P29">Login validation of the alumni.</text:p>
        </text:list-item>
        <text:list-item>
          <text:p text:style-name="P27">Updation of profile by the alumni.</text:p>
        </text:list-item>
      </text:list>
      <text:p text:style-name="P4"/>
      <text:p text:style-name="P4"/>
      <text:list xml:id="list121459382231737" text:continue-list="list272990510502153365" text:style-name="L1">
        <text:list-header>
          <text:p text:style-name="P18"><text:span text:style-name="T6">Features of the project</text:span><text:span text:style-name="T1">:</text:span></text:p>
        </text:list-header>
      </text:list>
      <text:p text:style-name="P1"/>
      <text:list xml:id="list3259401164252707042" text:style-name="L4">
        <text:list-item>
          <text:p text:style-name="P36"><text:span text:style-name="T8">A</text:span><text:span text:style-name="T7">dmin : </text:span><text:span text:style-name="T3"><text:s/></text:span><text:span text:style-name="T10">There will be one admin(the developer in this case) who will manage the application and look out for bugs, other requirements and additional features which may be required in the future. The admin can monitor the users’ accounts and delete accounts if needed.</text:span></text:p>
          <text:p text:style-name="P30"/>
        </text:list-item>
        <text:list-item>
          <text:p text:style-name="P38"><text:span text:style-name="T4">H</text:span><text:span text:style-name="T5">ome Screen</text:span><text:span text:style-name="T3"> : </text:span><text:span text:style-name="T10">The first page of the web based application will have guidelines on how to use the application </text:span><text:span text:style-name="T12">for a first time user</text:span><text:span text:style-name="T10">. It will also have the links to go to the registration page, login screen or the search page </text:span><text:span text:style-name="T12">depending on what the user requires.</text:span></text:p>
          <text:p text:style-name="P32"/>
        </text:list-item>
        <text:list-item>
          <text:p text:style-name="P39"><text:span text:style-name="T4">Registration : </text:span>A <text:span text:style-name="T9">registration page for alumni to create his profile using roll no., name, password, email, year of passing, degree, stream. The page will contain these fields which the alumnus has to fill and click on ‘Register’. If succesfully registered, an entry for the almnus in the database is created, which he/she will be further able to edit. Additionally, to verify whether if the person is actually an alumnus of the college, this application can be integrated with the college’s student database. Also, handling of duplicate accounts is taken care of. The roll number which is being registered is verified against the already existing accounts.</text:span></text:p>
          <text:p text:style-name="P39"/>
        </text:list-item>
        <text:list-item>
          <text:p text:style-name="P22">Login <text:span text:style-name="T17">Screen</text:span> : <text:span text:style-name="T13">This page is for the</text:span><text:span text:style-name="T10"> alumni to login using their </text:span><text:span text:style-name="T13">roll number</text:span><text:span text:style-name="T10"> and password to view and update their profiles. </text:span><text:span text:style-name="T11">The login screen will contain two fields- username and password, which the almnus has to fill and click ‘Login’. The username and password will </text:span><text:soft-page-break/><text:span text:style-name="T11">be verified against the entries in the database, authentication will be done, and the almunus will be able to successfully login after the verification. The alumnus will be directed to his/her </text:span><text:span text:style-name="T13">perosnalized </text:span><text:span text:style-name="T11">dashboard.</text:span></text:p>
          <text:p text:style-name="P33"/>
        </text:list-item>
        <text:list-item>
          <text:p text:style-name="P23">Alumni Dashboard <text:span text:style-name="T23">or Profile</text:span>: <text:span text:style-name="T10">This will be page displayed for each alumnus after logging in, displaying all the user details. It will have the provision for the alumnus to add, delete and modify the already existing details about himself/herself. </text:span><text:span text:style-name="T14">The details of the alumnus entity include name, roll number, </text:span><text:span text:style-name="T15">department, graduation date, </text:span><text:span text:style-name="T14">schools in which he has studied(if he/she has pursued higher studies), companies that he/she has worked for </text:span><text:span text:style-name="T15">etc. Company and School both will have name and location. <text:s/></text:span></text:p>
          <text:p text:style-name="P34">User can logout after completing the modification of his profile.</text:p>
          <text:p text:style-name="P34"/>
        </text:list-item>
        <text:list-item>
          <text:p text:style-name="P22">Search page : <text:span text:style-name="T10">Any person can search </text:span><text:span text:style-name="T11">using filters like name, </text:span><text:span text:style-name="T14">department</text:span><text:span text:style-name="T11">, current location, current occupation, </text:span><text:span text:style-name="T14">current school </text:span><text:span text:style-name="T11">etc.</text:span></text:p>
          <text:p text:style-name="P33">Example : If a user wants to see if there is an alumni in Computer Science stream currently located in Bangalore, they can set the filter of stream as ‘Computer Science’ and current location as ‘Bangalore’ and the list of all matching queries shall be displayed.</text:p>
          <text:p text:style-name="P33"/>
        </text:list-item>
        <text:list-item>
          <text:p text:style-name="P24">Display page : <text:span text:style-name="T10">After selecting a particular search result, all the details of that particular alumnus shall be displayed on the display page.</text:span></text:p>
        </text:list-item>
      </text:list>
      <text:p text:style-name="P16"/>
      <text:p text:style-name="P14"/>
      <text:p text:style-name="P3"><text:tab/><text:span text:style-name="T23">Additional Features:</text:span></text:p>
      <text:p text:style-name="P3"><text:tab/></text:p>
      <text:p text:style-name="P3"><text:span text:style-name="T10"><text:tab/></text:span><text:span text:style-name="T16">Some of the below features may be added in future to extend the system:</text:span></text:p>
      <text:p text:style-name="P15"/>
      <text:list xml:id="list7368555514691329666" text:style-name="L5">
        <text:list-item>
          <text:p text:style-name="P21">Job Opportunuties Page: <text:span text:style-name="T10">Alumni owning startups or having some recruiter posts in their companies can post all the job opportunities available in their company on this common page.</text:span></text:p>
        </text:list-item>
      </text:list>
      <text:p text:style-name="P14"/>
      <text:p text:style-name="P14"><draw:line text:anchor-type="paragraph" draw:z-index="4" draw:name="Shape1" draw:style-name="gr1" draw:text-style-name="P40" svg:x1="-0.457cm" svg:y1="0.194cm" svg:x2="17.429cm" svg:y2="0.194cm"><text:p/></draw:line><text:tab/></text:p>
      <text:p text:style-name="P15"><text:tab/></text:p>
      <text:p text:style-name="P14"/>
      <text:p text:style-name="P14"><text:span text:style-name="T23"><text:tab/>We have drawn the ER Diagrams by the using the Online Tool </text:span><text:span text:style-name="T6">ERDPlus.</text:span></text:p>
      <text:p text:style-name="P14"/>
      <text:p text:style-name="P14"/>
      <text:list xml:id="list8813937342019791596" text:style-name="L6">
        <text:list-header>
          <text:p text:style-name="P31">Software requirements of the project :</text:p>
        </text:list-header>
      </text:list>
      <text:p text:style-name="P13"/>
      <text:list xml:id="list3135864540336409427" text:style-name="L7">
        <text:list-item>
          <text:p text:style-name="P37"><text:span text:style-name="T3">SQL</text:span><text:span text:style-name="T10"> for database management </text:span><text:span text:style-name="T14">(backend work)</text:span></text:p>
        </text:list-item>
        <text:list-item>
          <text:p text:style-name="P37"><text:span text:style-name="T3">Django</text:span><text:span text:style-name="T10"> is the </text:span><text:span text:style-name="T14">Python Web Framework that we intend to use for the frontend part.</text:span></text:p>
        </text:list-item>
      </text:list>
      <text:p text:style-name="P12"/>
      <text:list xml:id="list6630446115745858271" text:style-name="L8">
        <text:list-header>
          <text:p text:style-name="P25"/>
        </text:list-header>
      </text:list>
      <text:list xml:id="list121459822642619" text:continue-list="list8813937342019791596" text:style-name="L6">
        <text:list-header>
          <text:p text:style-name="P3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4:33:29.291993828</meta:creation-date>
    <dc:date>2017-09-02T12:13:34.680236499</dc:date>
    <meta:editing-duration>PT32M4S</meta:editing-duration>
    <meta:editing-cycles>7</meta:editing-cycles>
    <meta:generator>LibreOffice/5.1.6.2$Linux_X86_64 LibreOffice_project/10m0$Build-2</meta:generator>
    <meta:document-statistic meta:table-count="0" meta:image-count="0" meta:object-count="0" meta:page-count="3" meta:paragraph-count="63" meta:word-count="1007" meta:character-count="5907" meta:non-whitespace-character-count="4972"/>
  </office:meta>
</office:document-meta>
</file>